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71.61mm"/>
    </style:style>
    <style:style style:name="co2" style:family="table-column">
      <style:table-column-properties fo:break-before="auto" style:column-width="73.52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Author</text:p>
          </table:table-cell>
          <table:table-cell table:style-name="ce1" office:value-type="string" calcext:value-type="string">
            <text:p>In corpus file?</text:p>
          </table:table-cell>
        </table:table-row>
        <table:table-row table:style-name="ro1">
          <table:table-cell office:value-type="string" calcext:value-type="string">
            <text:p>At the mountains of madness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Charles Dexter Ward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Color out of space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Crawling Chaos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alchemist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call of cthulhu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dream quest of unknown kadath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dreams in the witch house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the dunwich horror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shadow out of time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shadow over insmouth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whisperer in darkness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a descent into the malestrom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berenice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Hop-frog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ligeia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morella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raven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some words with a mummy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angel of the odd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black cat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cask of amontillado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facts in the case of m waldemar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fall of the house of usher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gold bug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imp of the perverse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masque of the red death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murders in the rue morgue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narrative of author gordon pym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pit and the pendulum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premature burial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system of dr tarr and porf fether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tell tale heart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william wilson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y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G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GT">Q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GT">Q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9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9T15:02:19.542864393</meta:creation-date>
    <dc:date>2017-10-29T16:04:29.787069235</dc:date>
    <meta:editing-duration>PT1H2M8S</meta:editing-duration>
    <meta:editing-cycles>4</meta:editing-cycles>
    <meta:generator>LibreOffice/5.2.7.2$Linux_X86_64 LibreOffice_project/20m0$Build-2</meta:generator>
    <meta:document-statistic meta:table-count="1" meta:cell-count="105" meta:object-count="0"/>
  </office:meta>
</office:document-meta>
</file>